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2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0">
      <style:table-cell-properties style:vertical-align="middle" fo:wrap-option="wrap" fo:background-color="transparent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background-color="transparent"/>
      <style:text-properties fo:color="#000000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transparent"/>
      <style:text-properties fo:color="#000000" fo:font-size="9pt" style:font-size-asian="9pt" style:font-size-complex="9pt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15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15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color="#000000"/>
    </style:style>
    <style:style style:name="ce15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16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7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18" style:family="table-cell" style:parent-style-name="Normal_32_4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19" style:family="table-cell" style:parent-style-name="Normal_32_4" style:data-style-name="N0">
      <style:table-cell-properties fo:border-top="thin solid #000000" fo:border-bottom="thin solid #000000" fo:border-left="2pt solid #000000" fo:border-right="thin solid #000000" style:vertical-align="middle" fo:background-color="#CCFFCC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Normal_32_4" style:data-style-name="N0">
      <style:table-cell-properties fo:border-top="thin solid #000000" fo:border-bottom="thin solid #000000" fo:border-left="2pt solid #000000" fo:border-right="thin solid #000000" style:vertical-align="middle" fo:background-color="#CCFFCC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12.038541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7.381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24pt" style:use-optimal-row-height="true" fo:break-before="auto"/>
    </style:style>
    <style:style style:name="ro6" style:family="table-row">
      <style:table-row-properties style:row-height="48pt" style:use-optimal-row-height="true" fo:break-before="auto"/>
    </style:style>
    <style:style style:name="ro7" style:family="table-row">
      <style:table-row-properties style:row-height="108pt" style:use-optimal-row-height="true" fo:break-before="auto"/>
    </style:style>
    <style:style style:name="ro8" style:family="table-row">
      <style:table-row-properties style:row-height="72pt" style:use-optimal-row-height="true" fo:break-before="auto"/>
    </style:style>
    <style:style style:name="ro9" style:family="table-row">
      <style:table-row-properties style:row-height="144pt" style:use-optimal-row-height="true" fo:break-before="auto"/>
    </style:style>
    <style:style style:name="ro10" style:family="table-row">
      <style:table-row-properties style:row-height="96pt" style:use-optimal-row-height="true" fo:break-before="auto"/>
    </style:style>
    <style:style style:name="ro11" style:family="table-row">
      <style:table-row-properties style:row-height="132pt" style:use-optimal-row-height="true" fo:break-before="auto"/>
    </style:style>
    <style:style style:name="ro12" style:family="table-row">
      <style:table-row-properties style:row-height="192pt" style:use-optimal-row-height="true" fo:break-before="auto"/>
    </style:style>
    <style:style style:name="ro13" style:family="table-row">
      <style:table-row-properties style:row-height="36pt" style:use-optimal-row-height="true" fo:break-before="auto"/>
    </style:style>
    <style:style style:name="ro14" style:family="table-row">
      <style:table-row-properties style:row-height="84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ivíduo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2"/>
        <table:table-row table:style-name="ro1">
          <table:table-cell office:value-type="string" table:number-columns-spanned="5" table:number-rows-spanned="1" table:style-name="ce21">
            <text:p>Dicionário de variáveis da pesquisa TIC Domicílios 2021</text:p>
            <text:p>Microdados da Pesquisa Básica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1">
            <text:p>Tamanho</text:p>
          </table:table-cell>
          <table:table-cell office:value-type="string" table:style-name="ce12">
            <text:p>ID_variável</text:p>
          </table:table-cell>
          <table:table-cell office:value-type="string" table:style-name="ce13">
            <text:p>Descrição da variável</text:p>
          </table:table-cell>
          <table:table-cell office:value-type="string" table:style-name="ce13">
            <text:p>Tipo</text:p>
          </table:table-cell>
          <table:table-cell office:value-type="string" table:style-name="ce13">
            <text:p>Código e rótulo da variável</text:p>
          </table:table-cell>
          <table:table-cell table:number-columns-repeated="16379" table:style-name="ce9"/>
        </table:table-row>
        <table:table-row table:style-name="ro3">
          <table:table-cell office:value-type="string" table:number-columns-spanned="5" table:number-rows-spanned="1" table:style-name="ce20">
            <text:p>Informações do domicílio</text:p>
          </table:table-cell>
          <table:covered-table-cell table:number-columns-repeated="4"/>
          <table:table-cell table:number-columns-repeated="16379" table:style-name="ce9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7">
            <text:p>QUEST</text:p>
          </table:table-cell>
          <table:table-cell office:value-type="string" table:style-name="ce7">
            <text:p>Número de identificação do questionár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7">
            <text:p>ESTRATO</text:p>
          </table:table-cell>
          <table:table-cell office:value-type="string" table:style-name="ce7">
            <text:p>Estrato de seleçã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3">
          <table:table-cell office:value-type="float" office:value="15" table:style-name="ce8">
            <text:p>15</text:p>
          </table:table-cell>
          <table:table-cell office:value-type="string" table:style-name="ce7">
            <text:p>UPA</text:p>
          </table:table-cell>
          <table:table-cell office:value-type="string" table:style-name="ce7">
            <text:p>Código do setor censitár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3">
          <table:table-cell office:value-type="float" office:value="8" table:style-name="ce8">
            <text:p>8</text:p>
          </table:table-cell>
          <table:table-cell office:value-type="string" table:style-name="ce7">
            <text:p>ID_DOMICILIO</text:p>
          </table:table-cell>
          <table:table-cell office:value-type="string" table:style-name="ce7">
            <text:p>Número de identificação do domicíli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4">
          <table:table-cell office:value-type="float" office:value="1" table:style-name="ce17">
            <text:p>1</text:p>
          </table:table-cell>
          <table:table-cell office:value-type="string" table:style-name="ce18">
            <text:p>GRAU_INSTRUCAO_2</text:p>
          </table:table-cell>
          <table:table-cell office:value-type="string" table:style-name="ce18">
            <text:p>Grau de instrução informado pelo respondente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="Analfabeto / Educação infantil"</text:p>
            <text:p>2="Fundamental"</text:p>
            <text:p>3="Médio"</text:p>
            <text:p>4="Superior"</text:p>
            <text:p/>
          </table:table-cell>
          <table:table-cell table:number-columns-repeated="16379" table:style-name="ce14"/>
        </table:table-row>
        <table:table-row table:style-name="ro5">
          <table:table-cell office:value-type="float" office:value="1" table:style-name="ce17">
            <text:p>1</text:p>
          </table:table-cell>
          <table:table-cell office:value-type="string" table:style-name="ce18">
            <text:p>PEA_2</text:p>
          </table:table-cell>
          <table:table-cell office:value-type="string" table:style-name="ce18">
            <text:p>Condição de atividade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 = "Na força de trabalho"</text:p>
            <text:p>2 = "Fora da força de trabalho"</text:p>
          </table:table-cell>
          <table:table-cell table:number-columns-repeated="16379" table:style-name="ce14"/>
        </table:table-row>
        <table:table-row table:style-name="ro4">
          <table:table-cell office:value-type="float" office:value="1" table:style-name="ce15">
            <text:p>1</text:p>
          </table:table-cell>
          <table:table-cell office:value-type="string" table:style-name="ce16">
            <text:p>COD_REGIAO_2</text:p>
          </table:table-cell>
          <table:table-cell office:value-type="string" table:style-name="ce16">
            <text:p>Região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Sudeste"</text:p>
            <text:p>2 = "Nordeste"</text:p>
            <text:p>3 = "Sul"</text:p>
            <text:p>4 = "Norte"</text:p>
            <text:p>5 = "Centro-Oeste"</text:p>
          </table:table-cell>
          <table:table-cell table:number-columns-repeated="16379" table:style-name="ce14"/>
        </table:table-row>
        <table:table-row table:style-name="ro6">
          <table:table-cell office:value-type="float" office:value="1" table:style-name="ce17">
            <text:p>1</text:p>
          </table:table-cell>
          <table:table-cell office:value-type="string" table:style-name="ce18">
            <text:p>CLASSE_2015</text:p>
          </table:table-cell>
          <table:table-cell office:value-type="string" table:style-name="ce18">
            <text:p>Classe econômica pelo Critério Brasil 2015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="A"</text:p>
            <text:p>2="B"</text:p>
            <text:p>3="C"</text:p>
            <text:p>4="DE"</text:p>
          </table:table-cell>
          <table:table-cell table:number-columns-repeated="16379" table:style-name="ce14"/>
        </table:table-row>
        <table:table-row table:style-name="ro5">
          <table:table-cell office:value-type="float" office:value="1" table:style-name="ce17">
            <text:p>1</text:p>
          </table:table-cell>
          <table:table-cell office:value-type="string" table:style-name="ce18">
            <text:p>AREA</text:p>
          </table:table-cell>
          <table:table-cell office:value-type="string" table:style-name="ce18">
            <text:p>Área</text:p>
          </table:table-cell>
          <table:table-cell office:value-type="string" table:style-name="ce18">
            <text:p>Numérico</text:p>
          </table:table-cell>
          <table:table-cell office:value-type="string" table:style-name="ce18">
            <text:p>1="Urbana"</text:p>
            <text:p>2="Rural"</text:p>
          </table:table-cell>
          <table:table-cell table:number-columns-repeated="16379" table:style-name="ce14"/>
        </table:table-row>
        <table:table-row table:style-name="ro7">
          <table:table-cell office:value-type="float" office:value="2" table:style-name="ce15">
            <text:p>2</text:p>
          </table:table-cell>
          <table:table-cell office:value-type="string" table:style-name="ce16">
            <text:p>RENDA_FAMILIAR_2</text:p>
          </table:table-cell>
          <table:table-cell office:value-type="string" table:style-name="ce16">
            <text:p>Renda familiar em salários mínimos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Até 1 SM"</text:p>
            <text:p>2 = "Mais de 1 SM até 2 SM"</text:p>
            <text:p>3 = "Mais de 2 SM até 3 SM"</text:p>
            <text:p>4 = "Mais de 3 SM até 5 SM"</text:p>
            <text:p>5 = "Mais de 5 SM até 10 SM"</text:p>
            <text:p>6 = "Mais de 10 SM"</text:p>
            <text:p>7 = "Não tem renda"</text:p>
            <text:p>97 = "Não sabe"</text:p>
            <text:p>98 = "Não respondeu"</text:p>
          </table:table-cell>
          <table:table-cell table:number-columns-repeated="16379" table:style-name="ce14"/>
        </table:table-row>
        <table:table-row table:style-name="ro3">
          <table:table-cell office:value-type="string" table:number-columns-spanned="5" table:number-rows-spanned="1" table:style-name="ce23">
            <text:p>Informações pessoais</text:p>
          </table:table-cell>
          <table:covered-table-cell table:number-columns-repeated="4"/>
          <table:table-cell table:number-columns-repeated="16379" table:style-name="ce9"/>
        </table:table-row>
        <table:table-row table:style-name="ro5">
          <table:table-cell office:value-type="float" office:value="8" table:style-name="ce8">
            <text:p>8</text:p>
          </table:table-cell>
          <table:table-cell office:value-type="string" table:style-name="ce7">
            <text:p>ID_MORADOR</text:p>
          </table:table-cell>
          <table:table-cell office:value-type="string" table:style-name="ce7">
            <text:p>Número de identificação do morador que foi selecionado para responder a pesquisa (id_morador do quadro domiciliar)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3">
          <table:table-cell office:value-type="float" office:value="14" table:style-name="ce8">
            <text:p>14</text:p>
          </table:table-cell>
          <table:table-cell office:value-type="string" table:style-name="ce7">
            <text:p>PESO</text:p>
          </table:table-cell>
          <table:table-cell office:value-type="string" table:style-name="ce7">
            <text:p>Peso do indivíduo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5">
          <table:table-cell office:value-type="float" office:value="1" table:style-name="ce8">
            <text:p>1</text:p>
          </table:table-cell>
          <table:table-cell office:value-type="string" table:style-name="ce7">
            <text:p>SEXO</text:p>
          </table:table-cell>
          <table:table-cell office:value-type="string" table:style-name="ce7">
            <text:p>Sex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Masculino"</text:p>
            <text:p>2="Feminino"</text:p>
          </table:table-cell>
          <table:table-cell table:number-columns-repeated="16379" table:style-name="ce6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string" table:style-name="ce7">
            <text:p>IDADE</text:p>
          </table:table-cell>
          <table:table-cell office:value-type="string" table:style-name="ce7">
            <text:p>Idade do respondente</text:p>
          </table:table-cell>
          <table:table-cell office:value-type="string" table:style-name="ce7">
            <text:p>Numérico</text:p>
          </table:table-cell>
          <table:table-cell table:style-name="ce7"/>
          <table:table-cell table:number-columns-repeated="16379" table:style-name="ce6"/>
        </table:table-row>
        <table:table-row table:style-name="ro8">
          <table:table-cell office:value-type="float" office:value="1" table:style-name="ce8">
            <text:p>1</text:p>
          </table:table-cell>
          <table:table-cell office:value-type="string" table:style-name="ce7">
            <text:p>FAIXA_ETARIA</text:p>
          </table:table-cell>
          <table:table-cell office:value-type="string" table:style-name="ce7">
            <text:p>Faixa etária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De 10 a 15 anos"</text:p>
            <text:p>2="De 16 a 24 anos"</text:p>
            <text:p>3="De 25 a 34 anos"</text:p>
            <text:p>4="De 35 a 44 anos"</text:p>
            <text:p>5="De 45 a 59 anos"</text:p>
            <text:p>6="60 anos ou mais"</text:p>
          </table:table-cell>
          <table:table-cell table:number-columns-repeated="16379" table:style-name="ce6"/>
        </table:table-row>
        <table:table-row table:style-name="ro9">
          <table:table-cell office:value-type="float" office:value="1" table:style-name="ce8">
            <text:p>1</text:p>
          </table:table-cell>
          <table:table-cell office:value-type="string" table:style-name="ce7">
            <text:p>GRAU_INSTRUCAO</text:p>
          </table:table-cell>
          <table:table-cell office:value-type="string" table:style-name="ce7">
            <text:p>Grau de instrução informado pelo respondente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Analfabeto"</text:p>
            <text:p>2="Sabe ler/escrever, mas não cursou escola"</text:p>
            <text:p>3="Até pré-escola incompleto"</text:p>
            <text:p>4="Pré-escola completo"</text:p>
            <text:p>5="1a até 3a série/1a até 3a série"</text:p>
            <text:p>6="4a série/4a até 5a série"</text:p>
            <text:p>7="5a até 7a série/1a até 3a série"</text:p>
            <text:p>8="8a série/4a série"</text:p>
            <text:p>9="1a e 2a série/1a e 2a série"</text:p>
            <text:p>10="3a série/vestibular"</text:p>
            <text:p>11="Superior incompleto"</text:p>
            <text:p>12="Superior completo"</text:p>
          </table:table-cell>
          <table:table-cell table:number-columns-repeated="16379" table:style-name="ce6"/>
        </table:table-row>
        <table:table-row table:style-name="ro10">
          <table:table-cell office:value-type="float" office:value="1" table:style-name="ce8">
            <text:p>1</text:p>
          </table:table-cell>
          <table:table-cell office:value-type="string" table:style-name="ce7">
            <text:p>PEA</text:p>
          </table:table-cell>
          <table:table-cell office:value-type="string" table:style-name="ce7">
            <text:p>Condição de atividade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Trabalha em atividade remunerada (PEA)"</text:p>
            <text:p>2 = "Trabalha em atividade não remunerada, como ajudante (PEA)"</text:p>
            <text:p>3 = "Trabalha mas está afastado (PEA)"</text:p>
            <text:p>4 = "Tomou providência para conseguir trabalho nos últimos 30 dias (PEA)"</text:p>
            <text:p>5 = "Não trabalha e não procurou trabalho nos últimos 30 dias (NÃO PEA)"</text:p>
          </table:table-cell>
          <table:table-cell table:number-columns-repeated="16379" table:style-name="ce6"/>
        </table:table-row>
        <table:table-row table:style-name="ro11">
          <table:table-cell office:value-type="float" office:value="2" table:style-name="ce8">
            <text:p>2</text:p>
          </table:table-cell>
          <table:table-cell office:value-type="string" table:style-name="ce7">
            <text:p>RENDA_PESSOAL</text:p>
          </table:table-cell>
          <table:table-cell office:value-type="string" table:style-name="ce7">
            <text:p>Renda pessoal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Até R$ 1.100,00"</text:p>
            <text:p>2 = "De R$ 1.100,01 até R$ 2.200,00"</text:p>
            <text:p>3 = "De R$ 2.200,01 até R$ 3.300,00"</text:p>
            <text:p>4 = "De R$ 3.300,01 até R$ 5.500,00"</text:p>
            <text:p>5 = "De R$ 5.500,01 até R$ 11.000,00"</text:p>
            <text:p>6 = "De R$ 11.000,01 até R$ 22.000,00"</text:p>
            <text:p>7 = "De R$ 22.000,01 até R$ 33.000,00"</text:p>
            <text:p>8 = "Mais de R$ 33.000,00"</text:p>
            <text:p>9 = "Não tem renda"</text:p>
            <text:p>97 = "Não sabe"</text:p>
            <text:p>98 = "Não respondeu"</text:p>
          </table:table-cell>
          <table:table-cell table:number-columns-repeated="16379" table:style-name="ce6"/>
        </table:table-row>
        <table:table-row table:style-name="ro12">
          <table:table-cell office:value-type="float" office:value="2" table:style-name="ce8">
            <text:p>2</text:p>
          </table:table-cell>
          <table:table-cell office:value-type="string" table:style-name="ce7">
            <text:p>RELIGIAO</text:p>
          </table:table-cell>
          <table:table-cell office:value-type="string" table:style-name="ce7">
            <text:p>Religião ou culto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Católica"</text:p>
            <text:p>2 = "Luterana/Presbiteriana/Metodista/Batista"</text:p>
            <text:p>3 = "Outras Igrejas Evangélicas"</text:p>
            <text:p>4 = "Outras religiosidades cristãs"</text:p>
            <text:p>5 = "Islamismo / Muçulmano"</text:p>
            <text:p>6 = "Espírita"</text:p>
            <text:p>7 = "Umbanda"</text:p>
            <text:p>8 = "Candomblé"</text:p>
            <text:p>9 = "Judaismo"</text:p>
            <text:p>10 = "Hinduismo"</text:p>
            <text:p>11 = "Budismo"</text:p>
            <text:p>12 = "Sem religião"</text:p>
            <text:p>13 = "Agnóstico"</text:p>
            <text:p>14 = "Ateu "</text:p>
            <text:p>16 = "Outras religiões"</text:p>
            <text:p>98 = "Não respondeu"</text:p>
          </table:table-cell>
          <table:table-cell table:number-columns-repeated="16379" table:style-name="ce6"/>
        </table:table-row>
        <table:table-row table:style-name="ro8">
          <table:table-cell office:value-type="float" office:value="2" table:style-name="ce8">
            <text:p>2</text:p>
          </table:table-cell>
          <table:table-cell office:value-type="string" table:style-name="ce7">
            <text:p>RACA</text:p>
          </table:table-cell>
          <table:table-cell office:value-type="string" table:style-name="ce7">
            <text:p>Cor ou raça declarada pelo respondente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Branca"</text:p>
            <text:p>2="Preta"</text:p>
            <text:p>3="Parda"</text:p>
            <text:p>4="Amarela"</text:p>
            <text:p>5="Indígena"</text:p>
            <text:p>98="Não respondeu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C: Uso da Internet</text:p>
          </table:table-cell>
          <table:covered-table-cell table:number-columns-repeated="4"/>
          <table:table-cell table:number-columns-repeated="16379" table:style-name="ce6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1</text:p>
          </table:table-cell>
          <table:table-cell office:value-type="string" table:style-name="ce7">
            <text:p>O respondente já usou 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A</text:p>
          </table:table-cell>
          <table:table-cell office:value-type="string" table:style-name="ce7">
            <text:p>O respondente nunca usou a Internet por falta de necessidad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B</text:p>
          </table:table-cell>
          <table:table-cell office:value-type="string" table:style-name="ce7">
            <text:p>O respondente nunca usou a Internet por falta de interess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C</text:p>
          </table:table-cell>
          <table:table-cell office:value-type="string" table:style-name="ce7">
            <text:p>O respondente nunca usou a Internet por falta de habilidade com o computado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D</text:p>
          </table:table-cell>
          <table:table-cell office:value-type="string" table:style-name="ce7">
            <text:p>O respondente nunca usou a Internet por não ter onde us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E</text:p>
          </table:table-cell>
          <table:table-cell office:value-type="string" table:style-name="ce7">
            <text:p>O respondente nunca usou a Internet por ser muito car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F</text:p>
          </table:table-cell>
          <table:table-cell office:value-type="string" table:style-name="ce7">
            <text:p>O respondente nunca usou a Internet por preocupações com segurança ou privacidad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2_G</text:p>
          </table:table-cell>
          <table:table-cell office:value-type="string" table:style-name="ce7">
            <text:p>O respondente nunca usou a Internet para evitar o contato com conteúdo perigos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2_OUTRO</text:p>
          </table:table-cell>
          <table:table-cell office:value-type="string" table:style-name="ce7">
            <text:p>O respondente nunca usou a Internet por outro motiv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9">
          <table:table-cell office:value-type="float" office:value="2" table:style-name="ce8">
            <text:p>2</text:p>
          </table:table-cell>
          <table:table-cell office:value-type="string" table:style-name="ce7">
            <text:p>C2A</text:p>
          </table:table-cell>
          <table:table-cell office:value-type="string" table:style-name="ce7">
            <text:p>E qual desses motivos é o principal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Por falta de necessidade</text:p>
            <text:p>2 = Por falta de interesse</text:p>
            <text:p>3 = Por falta de habilidade com o computador</text:p>
            <text:p>4 = Por não ter onde usar</text:p>
            <text:p>5 = Por ser muito caro</text:p>
            <text:p>6 = Por ter preocupações com segurança ou privacidade</text:p>
            <text:p>7 = Por evitar o contato com conteúdo perigoso</text:p>
            <text:p>8 = Outro</text:p>
            <text:p>97 = Não sabe</text:p>
            <text:p>98 = Não respondeu</text:p>
            <text:p>99 = "Não se aplica"</text:p>
          </table:table-cell>
          <table:table-cell table:number-columns-repeated="16379" table:style-name="ce6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3</text:p>
          </table:table-cell>
          <table:table-cell office:value-type="string" table:style-name="ce7">
            <text:p>Quando o respondente usou a Internet pela última vez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Há menos de 3 meses"</text:p>
            <text:p>2 = "Entre 3 meses e 12 meses"</text:p>
            <text:p>3 = "Mais de 12 meses atrás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4</text:p>
          </table:table-cell>
          <table:table-cell office:value-type="string" table:style-name="ce7">
            <text:p>Em média, com que freqüência o respondente usou a Internet nos últimos 3 mes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Todos os dias ou quase todos os dias"</text:p>
            <text:p>2 = "Pelo menos uma vez por semana"</text:p>
            <text:p>3 = "Pelo menos uma vez por mês"</text:p>
            <text:p>4 = "Menos do que uma vez por mês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A</text:p>
          </table:table-cell>
          <table:table-cell office:value-type="string" table:style-name="ce7">
            <text:p>Nos últimos 3 meses, o respondente utilizou a Internet no computador de mes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B</text:p>
          </table:table-cell>
          <table:table-cell office:value-type="string" table:style-name="ce7">
            <text:p>Nos últimos 3 meses, o respondente utilizou a Internet no notebo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C</text:p>
          </table:table-cell>
          <table:table-cell office:value-type="string" table:style-name="ce7">
            <text:p>Nos últimos 3 meses, o respondente utilizou a Internet no Tabl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D</text:p>
          </table:table-cell>
          <table:table-cell office:value-type="string" table:style-name="ce7">
            <text:p>Nos últimos 3 meses, o respondente utilizou a Internet no telefone celul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E</text:p>
          </table:table-cell>
          <table:table-cell office:value-type="string" table:style-name="ce7">
            <text:p>Nos últimos 3 meses, o respondente utilizou a Internet no videogam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5_F</text:p>
          </table:table-cell>
          <table:table-cell office:value-type="string" table:style-name="ce7">
            <text:p>Nos últimos 3 meses, o respondente utilizou a Internet na televis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5_OUTRO</text:p>
          </table:table-cell>
          <table:table-cell office:value-type="string" table:style-name="ce7">
            <text:p>Nos últimos 3 meses, o respondente utilizou a Internet em outro apare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A</text:p>
          </table:table-cell>
          <table:table-cell office:value-type="string" table:style-name="ce7">
            <text:p>Pensando nos últimos 3 meses, o respondente utilizou a Internet em cas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B</text:p>
          </table:table-cell>
          <table:table-cell office:value-type="string" table:style-name="ce7">
            <text:p>Pensando nos últimos 3 meses, o respondente utilizou a Internet no traba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</text:p>
          </table:table-cell>
          <table:table-cell office:value-type="string" table:style-name="ce7">
            <text:p>Pensando nos últimos 3 meses, o respondente utilizou a Internet na escola ou estabelecimento de ensin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D</text:p>
          </table:table-cell>
          <table:table-cell office:value-type="string" table:style-name="ce7">
            <text:p>Pensando nos últimos 3 meses, o respondente utilizou a Internet na casa de outra pessoa, como por exemplo amigo, vizinho ou famili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E</text:p>
          </table:table-cell>
          <table:table-cell office:value-type="string" table:style-name="ce7">
            <text:p>Pensando nos últimos 3 meses, o respondente utilizou a Internet no centro público de acesso gratuito, como por exemplo telecentro, biblioteca ou entidade comunitár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F</text:p>
          </table:table-cell>
          <table:table-cell office:value-type="string" table:style-name="ce7">
            <text:p>Pensando nos últimos 3 meses, o respondente utilizou a Internet no centro público de acesso pago, como por exemplo lanhouse, Cyber Café ou Internet café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G</text:p>
          </table:table-cell>
          <table:table-cell office:value-type="string" table:style-name="ce7">
            <text:p>Pensando nos últimos 3 meses, o respondente utilizou a Internet enquanto se desloca, como por exemplo na rua, no ônibus, no metrô, no carr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OUTRO</text:p>
          </table:table-cell>
          <table:table-cell office:value-type="string" table:style-name="ce7">
            <text:p>Pensando nos últimos 3 meses, o respondente utilizou a Internet em outro lug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12">
          <table:table-cell office:value-type="float" office:value="2" table:style-name="ce8">
            <text:p>2</text:p>
          </table:table-cell>
          <table:table-cell office:value-type="string" table:style-name="ce7">
            <text:p>C6A</text:p>
          </table:table-cell>
          <table:table-cell office:value-type="string" table:style-name="ce7">
            <text:p>Em qual desses locais o respondente usou a Internet com mais freqüênc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Em casa"</text:p>
            <text:p>2 = "No trabalho"</text:p>
            <text:p>3 = "Na escola ou estabelecimento de ensino"</text:p>
            <text:p>4 = "Na casa de outra pessoa, como por exemplo amigo, vizinho ou familiar"</text:p>
            <text:p>5 = "Centro público de acesso gratuito, como por exemplo telecentro, biblioteca ou entidade comunitária"</text:p>
            <text:p>6 = "Centro público de acesso pago, como por exemplo lanhouse, Cyber Café ou Internet café"</text:p>
            <text:p>7 = "Enquanto se desloca, como por exemplo na rua, no ônibus, no metrô ou no carro"</text:p>
            <text:p>8 = "Outro lugar"</text:p>
            <text:p>97 = 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A</text:p>
          </table:table-cell>
          <table:table-cell office:value-type="string" table:style-name="ce7">
            <text:p>Nos últimos 3 meses, <text:s/>o respondente utilizou a Internet para enviar e receber e-mail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B</text:p>
          </table:table-cell>
          <table:table-cell office:value-type="string" table:style-name="ce7">
            <text:p>Nos últimos 3 meses, <text:s/>o respondente utilizou a Internet para enviar mensagens instantâneas (como, por exemplo, <text:s/>por Facebook, Skype e Whatsapp)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C</text:p>
          </table:table-cell>
          <table:table-cell office:value-type="string" table:style-name="ce7">
            <text:p>Nos últimos 3 meses, <text:s/>o respondente utilizou a Internet para conversar por voz ou vídeo através de programas como Skype ou no Whatsapp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D1</text:p>
          </table:table-cell>
          <table:table-cell office:value-type="string" table:style-name="ce7">
            <text:p>Nos últimos 3 meses, <text:s/>o respondente usou redes sociais, como Facebook, Instagram ou TikT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E</text:p>
          </table:table-cell>
          <table:table-cell office:value-type="string" table:style-name="ce7">
            <text:p>Nos últimos 3 meses, <text:s/>o respondente utilizou a Internet para participar de listas de discussão ou fórun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7_F</text:p>
          </table:table-cell>
          <table:table-cell office:value-type="string" table:style-name="ce7">
            <text:p>Nos últimos 3 meses, <text:s/>o respondente utilizou a Internet para usar microblog como, por exemplo, Twitte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A</text:p>
          </table:table-cell>
          <table:table-cell office:value-type="string" table:style-name="ce7">
            <text:p>Nos últimos 3 meses, o respondente utilizou a Internet para procurar informações sobre produtos e serviç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B</text:p>
          </table:table-cell>
          <table:table-cell office:value-type="string" table:style-name="ce7">
            <text:p>Nos últimos 3 meses, o respondente utilizou a Internet para procurar informações relacionadas à saúde ou a serviços de saúd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C</text:p>
          </table:table-cell>
          <table:table-cell office:value-type="string" table:style-name="ce7">
            <text:p>Nos últimos 3 meses, o respondente utilizou a Internet para procurar informações sobre viagens e acomodaçõ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D</text:p>
          </table:table-cell>
          <table:table-cell office:value-type="string" table:style-name="ce7">
            <text:p>Nos últimos 3 meses, o respondente utilizou a Internet para procurar emprego ou enviar currícul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E</text:p>
          </table:table-cell>
          <table:table-cell office:value-type="string" table:style-name="ce7">
            <text:p>Nos últimos 3 meses, o respondente utilizou a Internet para procurar informações em sites de enciclopédia virtual como Wikipéd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F</text:p>
          </table:table-cell>
          <table:table-cell office:value-type="string" table:style-name="ce7">
            <text:p>Nos últimos 3 meses, o respondente utilizou a Internet para procurar informações oferecidas por sites de govern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G</text:p>
          </table:table-cell>
          <table:table-cell office:value-type="string" table:style-name="ce7">
            <text:p>Nos últimos 3 meses, o respondente utilizou a Internet para realizar algum serviço público como, por exemplo, emitir documentos pela Internet, preencher e enviar formulários online, ou pagar taxas e imposto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8_H</text:p>
          </table:table-cell>
          <table:table-cell office:value-type="string" table:style-name="ce7">
            <text:p>Nos últimos 3 meses, o respondente utilizou a Internet para fazer consultas, pagamentos ou outras transações financeir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A</text:p>
          </table:table-cell>
          <table:table-cell office:value-type="string" table:style-name="ce7">
            <text:p>Nos últimos 3 meses, o respondente utilizou a Internet para jogar on-lin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B</text:p>
          </table:table-cell>
          <table:table-cell office:value-type="string" table:style-name="ce7">
            <text:p>Nos últimos 3 meses, o respondente utilizou a Internet para ouvir música on-line como por Spotify, por Deezer ou por Youtub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C</text:p>
          </table:table-cell>
          <table:table-cell office:value-type="string" table:style-name="ce7">
            <text:p>Nos últimos 3 meses, o respondente utilizou a Internet para assistir vídeos, programas, filmes ou séries em sites como o Youtube ou Netflix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D</text:p>
          </table:table-cell>
          <table:table-cell office:value-type="string" table:style-name="ce7">
            <text:p>Nos últimos 3 meses, o respondente utilizou a Internet para ler jornais, revistas ou notíci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F</text:p>
          </table:table-cell>
          <table:table-cell office:value-type="string" table:style-name="ce7">
            <text:p>Nos últimos 3 meses, o respondente utilizou a Internet para ver exposições e museu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G</text:p>
          </table:table-cell>
          <table:table-cell office:value-type="string" table:style-name="ce7">
            <text:p>Nos últimos 3 meses, o respondente utilizou a Internet para ouvir podcast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9_E</text:p>
          </table:table-cell>
          <table:table-cell office:value-type="string" table:style-name="ce7">
            <text:p>Nos últimos 3 meses, o respondente utilizou a Internet para acompanhar transmissões de áudio ou vídeo em tempo real ou liv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A</text:p>
          </table:table-cell>
          <table:table-cell office:value-type="string" table:style-name="ce7">
            <text:p>Nos últimos 3 meses, o respondente utilizou a Internet para realizar atividades ou pesquisas escolar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B</text:p>
          </table:table-cell>
          <table:table-cell office:value-type="string" table:style-name="ce7">
            <text:p>Nos últimos 3 meses, o respondente utilizou a Internet para fazer cursos à distânc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C</text:p>
          </table:table-cell>
          <table:table-cell office:value-type="string" table:style-name="ce7">
            <text:p>Nos últimos 3 meses, o respondente utilizou a Internet para buscar informações sobre cursos de graduação, pós-graduação e de extens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D</text:p>
          </table:table-cell>
          <table:table-cell office:value-type="string" table:style-name="ce7">
            <text:p>Nos últimos 3 meses, o respondente utilizou a Internet para estudar na Internet por conta própr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E</text:p>
          </table:table-cell>
          <table:table-cell office:value-type="string" table:style-name="ce7">
            <text:p>Nos últimos 3 meses, o respondente utilizou a Internet para usar serviço de armazenamento na Internet, como por exemplo Dropbox, Google Drive, Onedriv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0_F</text:p>
          </table:table-cell>
          <table:table-cell office:value-type="string" table:style-name="ce7">
            <text:p>Nos últimos 3 meses, o respondente utilizou a Internet para realizar atividades de traba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1_A</text:p>
          </table:table-cell>
          <table:table-cell office:value-type="string" table:style-name="ce7">
            <text:p>Nos últimos 3 meses, o respondente utilizou a Internet para compartilhar conteúdo na Internet, como textos, imagens, fotos, vídeos ou mús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1_B</text:p>
          </table:table-cell>
          <table:table-cell office:value-type="string" table:style-name="ce7">
            <text:p>Nos últimos 3 meses, o respondente utilizou a Internet para criar ou atualizar blogs, páginas na Internet ou websit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1_C</text:p>
          </table:table-cell>
          <table:table-cell office:value-type="string" table:style-name="ce7">
            <text:p>Nos últimos 3 meses, o respondente utilizou a Internet para postar na Internet textos, imagens, fotos, vídeos ou músicas que o respondente mesmo fez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A</text:p>
          </table:table-cell>
          <table:table-cell office:value-type="string" table:style-name="ce7">
            <text:p>Nos últimos 3 meses, o respondente utilizou a Internet para baixar ou fazer o download de film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B</text:p>
          </table:table-cell>
          <table:table-cell office:value-type="string" table:style-name="ce7">
            <text:p>Nos últimos 3 meses, o respondente utilizou a Internet para baixar ou fazer o download de mús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C</text:p>
          </table:table-cell>
          <table:table-cell office:value-type="string" table:style-name="ce7">
            <text:p>Nos últimos 3 meses, o respondente utilizou a Internet para baixar ou fazer o download de jog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D</text:p>
          </table:table-cell>
          <table:table-cell office:value-type="string" table:style-name="ce7">
            <text:p>Nos últimos 3 meses, o respondente utilizou a Internet para baixar ou fazer o download de softwares, programas de computador ou aplicativ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E1</text:p>
          </table:table-cell>
          <table:table-cell office:value-type="string" table:style-name="ce7">
            <text:p>Nos últimos 3 meses, o respondente utilizou a Internet para baixar ou fazer o download de livros digitai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12_F1</text:p>
          </table:table-cell>
          <table:table-cell office:value-type="string" table:style-name="ce7">
            <text:p>Nos últimos 3 meses, o respondente utilizou a Internet para baixar ou fazer o download de séri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H: Comércio Eletrônico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H2</text:p>
          </table:table-cell>
          <table:table-cell office:value-type="string" table:style-name="ce7">
            <text:p>Nos últimos 12 meses, o respondente comprou ou encomendou produtos ou serviços pela Internet, mesmo que o pagamento não tenha sido feito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B: Complemento Uso de Computador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1</text:p>
          </table:table-cell>
          <table:table-cell office:value-type="string" table:style-name="ce7">
            <text:p>O respondente já usou um computador de mesa, um notebook ou um tabl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B2</text:p>
          </table:table-cell>
          <table:table-cell office:value-type="string" table:style-name="ce7">
            <text:p>Quando o respondente usou um computador de mesa, um notebook ou um tablet pela última vez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Há menos de 3 meses"</text:p>
            <text:p>2 = "Entre 3 meses e 12 meses atrás"</text:p>
            <text:p>3 = "Mais de 12 meses atrás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A</text:p>
          </table:table-cell>
          <table:table-cell office:value-type="string" table:style-name="ce7">
            <text:p>Nos últimos 3 meses, o respondente usou um computador de mesa, um notebook ou um tablet em casa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B</text:p>
          </table:table-cell>
          <table:table-cell office:value-type="string" table:style-name="ce7">
            <text:p>Nos últimos 3 meses, o respondente usou um computador de mesa, um notebook ou um tablet no trabalho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C</text:p>
          </table:table-cell>
          <table:table-cell office:value-type="string" table:style-name="ce7">
            <text:p>Nos últimos 3 meses, o respondente usou um computador de mesa, um notebook ou um tablet na escola ou estabelecimento de ensino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D</text:p>
          </table:table-cell>
          <table:table-cell office:value-type="string" table:style-name="ce7">
            <text:p>Nos últimos 3 meses, o respondente usou um computador de mesa, um notebook ou um tablet na casa de outra pessoa, como por exemplo amigo, vizinho ou familiar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E</text:p>
          </table:table-cell>
          <table:table-cell office:value-type="string" table:style-name="ce7">
            <text:p>Nos últimos 3 meses, o respondente usou um computador de mesa, um notebook ou um tablet no centro público de acesso gratuito, como por exemplo telecentro, biblioteca ou entidade comunitária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F</text:p>
          </table:table-cell>
          <table:table-cell office:value-type="string" table:style-name="ce7">
            <text:p>Nos últimos 3 meses, o respondente usou um computador de mesa, um notebook ou um tablet no centro público de acesso pago, como por exemplo lanhouse, Cyber Café ou <text:s/>Internet Café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G</text:p>
          </table:table-cell>
          <table:table-cell office:value-type="string" table:style-name="ce7">
            <text:p>Nos últimos 3 meses, o respondente usou um computador de mesa, um notebook ou um tablet enquanto se desloca, como por exemplo na rua, no ônibus, no metrô ou no carro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B4_H</text:p>
          </table:table-cell>
          <table:table-cell office:value-type="string" table:style-name="ce7">
            <text:p>Nos últimos 3 meses, o respondente usou um computador de mesa, um notebook ou um tablet em algum outro lugar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I: Habilidades com o computador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A</text:p>
          </table:table-cell>
          <table:table-cell office:value-type="string" table:style-name="ce7">
            <text:p>Nos últimos 3 meses, o respondente copiou ou moveu um arquivo ou uma past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B</text:p>
          </table:table-cell>
          <table:table-cell office:value-type="string" table:style-name="ce7">
            <text:p>Nos últimos 3 meses, o respondente copiou e colou informações em um document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C</text:p>
          </table:table-cell>
          <table:table-cell office:value-type="string" table:style-name="ce7">
            <text:p>Nos últimos 3 meses, o respondente anexou arquivos em e-mail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D</text:p>
          </table:table-cell>
          <table:table-cell office:value-type="string" table:style-name="ce7">
            <text:p>Nos últimos 3 meses, o respondente usou uma planilha de cálcu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E</text:p>
          </table:table-cell>
          <table:table-cell office:value-type="string" table:style-name="ce7">
            <text:p>Nos últimos 3 meses, o respondente instalou novos equipamentos, como modem, impressora, câmera ou microfon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F</text:p>
          </table:table-cell>
          <table:table-cell office:value-type="string" table:style-name="ce7">
            <text:p>Nos últimos 3 meses, o respondente instalou programas de computador ou aplicativ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G</text:p>
          </table:table-cell>
          <table:table-cell office:value-type="string" table:style-name="ce7">
            <text:p>Nos últimos 3 meses, o respondente criou apresentações de slid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H</text:p>
          </table:table-cell>
          <table:table-cell office:value-type="string" table:style-name="ce7">
            <text:p>Nos últimos 3 meses, o respondente transferiu arquivos entre computador e outros equipamentos ou dispositiv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I1_I</text:p>
          </table:table-cell>
          <table:table-cell office:value-type="string" table:style-name="ce7">
            <text:p>Nos últimos 3 meses, o respondente criou programa de computador usando linguagem de programaç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J – Telefone celular</text:p>
          </table:table-cell>
          <table:covered-table-cell table:number-columns-repeated="4"/>
          <table:table-cell table:number-columns-repeated="16379" table:style-name="ce6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J1</text:p>
          </table:table-cell>
          <table:table-cell office:value-type="string" table:style-name="ce7">
            <text:p>Nos últimos 3 meses, o respondente usou um telefone celul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A</text:p>
          </table:table-cell>
          <table:table-cell office:value-type="string" table:style-name="ce7">
            <text:p>Nos últimos 3 meses, o respondente usou o telefone celular para efetuar e receber chamadas telefôn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B</text:p>
          </table:table-cell>
          <table:table-cell office:value-type="string" table:style-name="ce7">
            <text:p>Nos últimos 3 meses, o respondente usou o telefone celular para enviar mensagens de texto SM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C</text:p>
          </table:table-cell>
          <table:table-cell office:value-type="string" table:style-name="ce7">
            <text:p>Nos últimos 3 meses, o respondente usou o telefone celular para ouvir mús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D</text:p>
          </table:table-cell>
          <table:table-cell office:value-type="string" table:style-name="ce7">
            <text:p>Nos últimos 3 meses, o respondente usou o telefone celular para assistir víde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E</text:p>
          </table:table-cell>
          <table:table-cell office:value-type="string" table:style-name="ce7">
            <text:p>Nos últimos 3 meses, o respondente usou o telefone celular para jog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F</text:p>
          </table:table-cell>
          <table:table-cell office:value-type="string" table:style-name="ce7">
            <text:p>Nos últimos 3 meses, o respondente usou o telefone celular para tirar fo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G</text:p>
          </table:table-cell>
          <table:table-cell office:value-type="string" table:style-name="ce7">
            <text:p>Nos últimos 3 meses, o respondente usou o telefone celular para usar mapas, por exemplo o Google Map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H1</text:p>
          </table:table-cell>
          <table:table-cell office:value-type="string" table:style-name="ce7">
            <text:p>Nos últimos 3 meses, o respondente usou o telefone celular para enviar e receber e-mail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I1</text:p>
          </table:table-cell>
          <table:table-cell office:value-type="string" table:style-name="ce7">
            <text:p>Nos últimos 3 meses, o respondente usou o telefone celular para acessar redes sociais, como Facebook, Instagram ou TikT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J</text:p>
          </table:table-cell>
          <table:table-cell office:value-type="string" table:style-name="ce7">
            <text:p>Nos últimos 3 meses, o respondente usou o telefone celular para acessar páginas ou sit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K</text:p>
          </table:table-cell>
          <table:table-cell office:value-type="string" table:style-name="ce7">
            <text:p>Nos últimos 3 meses, o respondente usou o telefone celular para baixar aplicativ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L</text:p>
          </table:table-cell>
          <table:table-cell office:value-type="string" table:style-name="ce7">
            <text:p>Nos últimos 3 meses, o respondente usou o telefone celular para buscar informações, como por exemplo no Googl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M</text:p>
          </table:table-cell>
          <table:table-cell office:value-type="string" table:style-name="ce7">
            <text:p>Nos últimos 3 meses, o respondente usou o telefone celular para compartilhar fotos, vídeos ou tex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2_N</text:p>
          </table:table-cell>
          <table:table-cell office:value-type="string" table:style-name="ce7">
            <text:p>Nos últimos 3 meses, o respondente usou o telefone celular para enviar mensagens de texto pela Internet, como por WhatsApp, Skype ou chat do Facebo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3</text:p>
          </table:table-cell>
          <table:table-cell office:value-type="string" table:style-name="ce7">
            <text:p>O respondente usou a Internet pelo telefone celular nos últimos 3 mes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3A_A</text:p>
          </table:table-cell>
          <table:table-cell office:value-type="string" table:style-name="ce7">
            <text:p>Quando o respondente usou a Internet pelo telefone celular nos últimos 3 meses, utilizou conexão 3g ou 4g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3A_B</text:p>
          </table:table-cell>
          <table:table-cell office:value-type="string" table:style-name="ce7">
            <text:p>Quando o respondente usou a Internet pelo telefone celular nos últimos 3 meses, utilizou conexão wi-fi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J5</text:p>
          </table:table-cell>
          <table:table-cell office:value-type="string" table:style-name="ce7">
            <text:p>O respondente possui telefone celul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6"/>
        </table:table-row>
        <table:table-row table:style-name="ro3">
          <table:table-cell office:value-type="float" office:value="2" table:style-name="ce8">
            <text:p>2</text:p>
          </table:table-cell>
          <table:table-cell office:value-type="string" table:style-name="ce7">
            <text:p>J5_QTD_LINHAS</text:p>
          </table:table-cell>
          <table:table-cell office:value-type="string" table:style-name="ce7">
            <text:p>Quantidade de linhas/chips ativos informados pelo respondente.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J6</text:p>
          </table:table-cell>
          <table:table-cell office:value-type="string" table:style-name="ce7">
            <text:p>O telefone que o respondente possui é pré ou pós pag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Pré-pago"</text:p>
            <text:p>2 = "Pós-pago"</text:p>
            <text:p>97 = 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Módulo TC – TIC Cultura</text:p>
          </table:table-cell>
          <table:covered-table-cell table:number-columns-repeated="4"/>
          <table:table-cell table:number-columns-repeated="16379" table:style-name="ce10"/>
        </table:table-row>
        <table:table-row table:style-name="ro14">
          <table:table-cell office:value-type="float" office:value="2" table:style-name="ce8">
            <text:p>2</text:p>
          </table:table-cell>
          <table:table-cell office:value-type="string" table:style-name="ce7">
            <text:p>TC1</text:p>
          </table:table-cell>
          <table:table-cell office:value-type="string" table:style-name="ce7">
            <text:p>Nos últimos 3 meses, com que frequência o respondente ouviu música pela Internet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Todos os dias ou quase todos os dias"</text:p>
            <text:p>2="Pelo menos uma vez por semana"</text:p>
            <text:p>3="Pelo menos uma vez por mês"</text:p>
            <text:p>4="Menos de uma vez por mês"</text:p>
            <text:p>97="Não sabe"</text:p>
            <text:p>98="Não respondeu"</text:p>
            <text:p>99=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2</text:p>
          </table:table-cell>
          <table:table-cell office:value-type="string" table:style-name="ce7">
            <text:p>Nos últimos 3 meses, o respondente pagou para ouvir música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3_A</text:p>
          </table:table-cell>
          <table:table-cell office:value-type="string" table:style-name="ce7">
            <text:p>Nos últimos 3 meses, o respondente ouviu pela Internet músicas estrangeir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3_B</text:p>
          </table:table-cell>
          <table:table-cell office:value-type="string" table:style-name="ce7">
            <text:p>Nos últimos 3 meses, o respondente ouviu pela Internet músicas brasileir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_A</text:p>
          </table:table-cell>
          <table:table-cell office:value-type="string" table:style-name="ce7">
            <text:p>Nos últimos 3 meses, o respondentes assistiu film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_B</text:p>
          </table:table-cell>
          <table:table-cell office:value-type="string" table:style-name="ce7">
            <text:p>Nos últimos 3 meses, o respondentes assistiu séri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_C</text:p>
          </table:table-cell>
          <table:table-cell office:value-type="string" table:style-name="ce7">
            <text:p>Nos últimos 3 meses, o respondentes assistiu a programas de TV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_D</text:p>
          </table:table-cell>
          <table:table-cell office:value-type="string" table:style-name="ce7">
            <text:p>Nos últimos 3 meses, o respondentes assistiua a outros vídeos pela Internet, como no Youtube, Facebook ou WhatsApp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A</text:p>
          </table:table-cell>
          <table:table-cell office:value-type="string" table:style-name="ce7">
            <text:p>Nos últimos 3 meses, o respondente assistiu a vídeos de Notícia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B</text:p>
          </table:table-cell>
          <table:table-cell office:value-type="string" table:style-name="ce7">
            <text:p>Nos últimos 3 meses, o respondente assistiu a vídeos de Esport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C</text:p>
          </table:table-cell>
          <table:table-cell office:value-type="string" table:style-name="ce7">
            <text:p>Nos últimos 3 meses, o respondente assistiu a vídeos de Música, como shows ou vídeo clip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D</text:p>
          </table:table-cell>
          <table:table-cell office:value-type="string" table:style-name="ce7">
            <text:p>Nos últimos 3 meses, o respondente assistiu a vídeos de Comédia ou programas humorístico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E</text:p>
          </table:table-cell>
          <table:table-cell office:value-type="string" table:style-name="ce7">
            <text:p>Nos últimos 3 meses, o respondente assistiu a vídeos de Eventos ou programas religioso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F</text:p>
          </table:table-cell>
          <table:table-cell office:value-type="string" table:style-name="ce7">
            <text:p>Nos últimos 3 meses, o respondente assistiu a vídeos de Animações ou desenhos animado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G</text:p>
          </table:table-cell>
          <table:table-cell office:value-type="string" table:style-name="ce7">
            <text:p>Nos últimos 3 meses, o respondente assistiu a vídeos de Pessoas jogando videogame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H</text:p>
          </table:table-cell>
          <table:table-cell office:value-type="string" table:style-name="ce7">
            <text:p>Nos últimos 3 meses, o respondente assistiu a vídeos de Tutoriais ou vídeo aula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I</text:p>
          </table:table-cell>
          <table:table-cell office:value-type="string" table:style-name="ce7">
            <text:p>Nos últimos 3 meses, o respondente assistiu a vídeos de Influenciadores digitais, como youtuber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B_J</text:p>
          </table:table-cell>
          <table:table-cell office:value-type="string" table:style-name="ce7">
            <text:p>Nos últimos 3 meses, o respondente assistiu a vídeos de Outros temas ou assunt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A</text:p>
          </table:table-cell>
          <table:table-cell office:value-type="string" table:style-name="ce7">
            <text:p>Nos últimos 3 meses, o respondente assistiu a vídeos, programas, filmes ou séries em sites ou aplicativos de compartilhamento de vídeos, como Youtube ou Vime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B1</text:p>
          </table:table-cell>
          <table:table-cell office:value-type="string" table:style-name="ce7">
            <text:p>Nos últimos 3 meses, o respondente assistiu a vídeos, programas, filmes ou séries em redes sociais, como Facebook, Instagram ou TikT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C</text:p>
          </table:table-cell>
          <table:table-cell office:value-type="string" table:style-name="ce7">
            <text:p>Nos últimos 3 meses, o respondente assistiu a vídeos, programas, filmes ou séries em aplicativos de mensagens, como WhatsApp ou Telegram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D</text:p>
          </table:table-cell>
          <table:table-cell office:value-type="string" table:style-name="ce7">
            <text:p>Nos últimos 3 meses, o respondente assistiu a vídeos, programas, filmes ou séries em serviços por assinatura como Netflix, Globoplay, Minha Sky ou Net Now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E</text:p>
          </table:table-cell>
          <table:table-cell office:value-type="string" table:style-name="ce7">
            <text:p>Nos últimos 3 meses, o respondente assistiu a vídeos, programas, filmes ou séries em serviços de aluguel ou compra de vídeos, como Google Play <text:s/>ou iTun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4C_F</text:p>
          </table:table-cell>
          <table:table-cell office:value-type="string" table:style-name="ce7">
            <text:p>Nos últimos 3 meses, o respondente assistiu a vídeos, programas, filmes ou séries em serviços de download gratuito de conteúdos, como o 4Shared ou torren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14">
          <table:table-cell office:value-type="float" office:value="2" table:style-name="ce8">
            <text:p>2</text:p>
          </table:table-cell>
          <table:table-cell office:value-type="string" table:style-name="ce7">
            <text:p>TC5_A</text:p>
          </table:table-cell>
          <table:table-cell office:value-type="string" table:style-name="ce7">
            <text:p>Nos últimos 3 meses, com que frequência o respondente assistiu a film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Todos os dias ou quase todos os dias"</text:p>
            <text:p>2="Pelo menos uma vez por semana"</text:p>
            <text:p>3="Pelo menos uma vez por mês"</text:p>
            <text:p>4="Menos do que uma vez por mês"</text:p>
            <text:p>97="Não sabe"</text:p>
            <text:p>98="Não respondeu"</text:p>
            <text:p>99="Não se aplica"</text:p>
          </table:table-cell>
          <table:table-cell table:number-columns-repeated="16379" table:style-name="ce10"/>
        </table:table-row>
        <table:table-row table:style-name="ro14">
          <table:table-cell office:value-type="float" office:value="2" table:style-name="ce8">
            <text:p>2</text:p>
          </table:table-cell>
          <table:table-cell office:value-type="string" table:style-name="ce7">
            <text:p>TC5_B</text:p>
          </table:table-cell>
          <table:table-cell office:value-type="string" table:style-name="ce7">
            <text:p>Nos últimos 3 meses, com que frequência o respondente assistiu a séri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="Todos os dias ou quase todos os dias"</text:p>
            <text:p>2="Pelo menos uma vez por semana"</text:p>
            <text:p>3="Pelo menos uma vez por mês"</text:p>
            <text:p>4="Menos do que uma vez por mês"</text:p>
            <text:p>97="Não sabe"</text:p>
            <text:p>98="Não respondeu"</text:p>
            <text:p>99=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6_A</text:p>
          </table:table-cell>
          <table:table-cell office:value-type="string" table:style-name="ce7">
            <text:p>Nos últimos 3 meses, o respondente pagou para assistir a film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6_B</text:p>
          </table:table-cell>
          <table:table-cell office:value-type="string" table:style-name="ce7">
            <text:p>Nos últimos 3 meses, o respondente pagou para assistir a séries pel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7_A</text:p>
          </table:table-cell>
          <table:table-cell office:value-type="string" table:style-name="ce7">
            <text:p>Nos últimos 3 meses, o respondente assistiu pela Internet a filmes estrangeiros, ou seja, feitos em outros paíse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7_B</text:p>
          </table:table-cell>
          <table:table-cell office:value-type="string" table:style-name="ce7">
            <text:p>Nos últimos 3 meses, o respondente assistiu pela Internet a filmes brasileiros, ou seja, feitos no Brasil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8_A</text:p>
          </table:table-cell>
          <table:table-cell office:value-type="string" table:style-name="ce7">
            <text:p>Nos últimos 3 meses, o respondente assistiu pela Internet a séries estrangeiras, ou seja, feitas em outros paíse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8_B</text:p>
          </table:table-cell>
          <table:table-cell office:value-type="string" table:style-name="ce7">
            <text:p>Nos últimos 3 meses, o respondente assistiu pela Internet a séries brasileiras, ou seja, feitas no Brasil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9_A</text:p>
          </table:table-cell>
          <table:table-cell office:value-type="string" table:style-name="ce7">
            <text:p>Nos últimos 3 meses, o respondente pagou para baixar ou fazer download de film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9_B</text:p>
          </table:table-cell>
          <table:table-cell office:value-type="string" table:style-name="ce7">
            <text:p>Nos últimos 3 meses, o respondente pagou para baixar ou fazer download de séri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9_C</text:p>
          </table:table-cell>
          <table:table-cell office:value-type="string" table:style-name="ce7">
            <text:p>Nos últimos 3 meses, o respondente pagou para baixar ou fazer download de mús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0_A</text:p>
          </table:table-cell>
          <table:table-cell office:value-type="string" table:style-name="ce7">
            <text:p>Nos últimos 3 meses, o respondente postou na Internet textos que crio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0_B</text:p>
          </table:table-cell>
          <table:table-cell office:value-type="string" table:style-name="ce7">
            <text:p>Nos últimos 3 meses, o respondente postou na Internet imagens ou fotos que crio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0_C</text:p>
          </table:table-cell>
          <table:table-cell office:value-type="string" table:style-name="ce7">
            <text:p>Nos últimos 3 meses, o respondente postou na Internet vídeos que crio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0_D</text:p>
          </table:table-cell>
          <table:table-cell office:value-type="string" table:style-name="ce7">
            <text:p>Nos últimos 3 meses, o respondente postou na Internet músicas que crio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A</text:p>
          </table:table-cell>
          <table:table-cell office:value-type="string" table:style-name="ce7">
            <text:p>Nos últimos 3 meses, o respondente criou e postou na Internet fatos ou situações cotidian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B</text:p>
          </table:table-cell>
          <table:table-cell office:value-type="string" table:style-name="ce7">
            <text:p>Nos últimos 3 meses, o respondente criou e postou na Internet opinião sobre temas de seu interess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C</text:p>
          </table:table-cell>
          <table:table-cell office:value-type="string" table:style-name="ce7">
            <text:p>Nos últimos 3 meses, o respondente ensinou ou deu dicas pela internet para as pessoas sobre coisas que sab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D</text:p>
          </table:table-cell>
          <table:table-cell office:value-type="string" table:style-name="ce7">
            <text:p>Nos últimos 3 meses, o respondente criou e postou na Internet conteúdo artístico que crio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E</text:p>
          </table:table-cell>
          <table:table-cell office:value-type="string" table:style-name="ce7">
            <text:p>Nos últimos 3 meses, o respondente criou e postou na Internet para se tornar conhecid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F</text:p>
          </table:table-cell>
          <table:table-cell office:value-type="string" table:style-name="ce7">
            <text:p>Nos últimos 3 meses, o respondente criou e postou na Internet para se aproximar de pessoas com interesse comun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G</text:p>
          </table:table-cell>
          <table:table-cell office:value-type="string" table:style-name="ce7">
            <text:p>Nos últimos 3 meses, o respondente criou e postou na Internet para vender produtos ou serviç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1_H</text:p>
          </table:table-cell>
          <table:table-cell office:value-type="string" table:style-name="ce7">
            <text:p>Nos últimos 3 meses, o respondente criou e postou na Internet para divulgar seu traba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2</text:p>
          </table:table-cell>
          <table:table-cell office:value-type="string" table:style-name="ce7">
            <text:p>Nos últimos 3 meses, o respondente recebeu dinheiro ou outro tipo de pagamento pelo que criou ou postou n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A</text:p>
          </table:table-cell>
          <table:table-cell office:value-type="string" table:style-name="ce7">
            <text:p>O respondente procurou informações na internet para assistir a filmes no cinema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B</text:p>
          </table:table-cell>
          <table:table-cell office:value-type="string" table:style-name="ce7">
            <text:p>O respondente procurou informações na internet para assistir a shows de música ou apresentações musicai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C</text:p>
          </table:table-cell>
          <table:table-cell office:value-type="string" table:style-name="ce7">
            <text:p>O respondente procurou informações na internet para assistir a peças ou espetáculos no teatr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D</text:p>
          </table:table-cell>
          <table:table-cell office:value-type="string" table:style-name="ce7">
            <text:p>O respondente procurou informações na internet para ir a festas, festivais ou eventos público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E</text:p>
          </table:table-cell>
          <table:table-cell office:value-type="string" table:style-name="ce7">
            <text:p>O respondente procurou informações na internet para ir a feiras de arte, artesanato ou antiguidad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F</text:p>
          </table:table-cell>
          <table:table-cell office:value-type="string" table:style-name="ce7">
            <text:p>O respondente procurou informações na internet para ir a museus ou exposiçõe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G</text:p>
          </table:table-cell>
          <table:table-cell office:value-type="string" table:style-name="ce7">
            <text:p>O respondente procurou informações na internet para visitar monumentos ou lugares histórico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TC13_H</text:p>
          </table:table-cell>
          <table:table-cell office:value-type="string" table:style-name="ce7">
            <text:p>O respondente procurou informações na internet para ir a biblioteca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="Não respondeu"</text:p>
            <text:p>99 = "Não se aplica"</text:p>
          </table:table-cell>
          <table:table-cell table:number-columns-repeated="16379" table:style-name="ce10"/>
        </table:table-row>
        <table:table-row table:style-name="ro3">
          <table:table-cell office:value-type="string" table:number-columns-spanned="5" table:number-rows-spanned="1" table:style-name="ce20">
            <text:p>Módulo G – Governo Eletrônico</text:p>
          </table:table-cell>
          <table:covered-table-cell table:number-columns-repeated="4"/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A</text:p>
          </table:table-cell>
          <table:table-cell office:value-type="string" table:style-name="ce7">
            <text:p>Nos últimos 12 meses, o respondente usou a Internet para procurar informações ou realizar serviços públicos relacionados a documentos pessoais, como RG, CPF, passaporte, ou carteira de traba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B</text:p>
          </table:table-cell>
          <table:table-cell office:value-type="string" table:style-name="ce7">
            <text:p>Nos últimos 12 meses, o respondente usou a Internet para procurar informações ou realizar serviços públicos relacionados a saúde pública, como agendamento de consultas, remédios ou outros serviços do sistema público de saúd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C</text:p>
          </table:table-cell>
          <table:table-cell office:value-type="string" table:style-name="ce7">
            <text:p>Nos últimos 12 meses, o respondente usou a Internet para procurar informações ou realizar serviços públicos relacionados a educação pública, como ENEM, PROUNI, matrícula em escolas ou universidades públic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D</text:p>
          </table:table-cell>
          <table:table-cell office:value-type="string" table:style-name="ce7">
            <text:p>Nos últimos 12 meses, o respondente usou a Internet para procurar informações ou realizar serviços públicos relacionados a direitos do trabalhador ou previdência social, como INSS, FGTS, seguro-desemprego, auxílio-doença, ou aposentador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E</text:p>
          </table:table-cell>
          <table:table-cell office:value-type="string" table:style-name="ce7">
            <text:p>Nos últimos 12 meses, o respondente usou a Internet para procurar informações ou realizar serviços públicos relacionados a impostos e taxas governamentais, como declaração de imposto de renda, IPVA, ou IPTU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F</text:p>
          </table:table-cell>
          <table:table-cell office:value-type="string" table:style-name="ce7">
            <text:p>Nos últimos 12 meses, o respondente usou a Internet para procurar informações ou realizar serviços públicos relacionados a polícia e segurança como boletim de ocorrência, antecedentes criminais ou denúncia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1_G</text:p>
          </table:table-cell>
          <table:table-cell office:value-type="string" table:style-name="ce7">
            <text:p>Nos últimos 12 meses, o respondente usou a Internet para procurar informações ou realizar serviços públicos relacionados a transporte público ou outros serviços urbanos, como limpeza e conservação de vias, iluminaç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A</text:p>
          </table:table-cell>
          <table:table-cell office:value-type="string" table:style-name="ce7">
            <text:p>O respondente realizou serviços referentes a documentos pessoais, como RG, CPF, passaporte, ou carteira de trabalho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B</text:p>
          </table:table-cell>
          <table:table-cell office:value-type="string" table:style-name="ce7">
            <text:p>O respondente realizou serviços referentes a saúde pública, como agendamento de consultas, remédios ou outros serviços do sistema público de saúde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C</text:p>
          </table:table-cell>
          <table:table-cell office:value-type="string" table:style-name="ce7">
            <text:p>O respondente realizou serviços referentes a educação pública, como ENEM, PROUNI, matrícula em escolas ou universidades públicas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D</text:p>
          </table:table-cell>
          <table:table-cell office:value-type="string" table:style-name="ce7">
            <text:p>O respondente realizou serviços referentes a direitos do trabalhador ou previdência social, como INSS, FGTS, seguro-desemprego, auxílio-doença, ou aposentadoria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E</text:p>
          </table:table-cell>
          <table:table-cell office:value-type="string" table:style-name="ce7">
            <text:p>O respondente realizou serviços referentes a impostos e taxas governamentais, como declaração de imposto de renda, IPVA, ou IPTU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F</text:p>
          </table:table-cell>
          <table:table-cell office:value-type="string" table:style-name="ce7">
            <text:p>O respondente realizou serviços referentes a polícia e segurança como boletim de ocorrência, antecedentes criminais ou denúncias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10">
          <table:table-cell office:value-type="float" office:value="2" table:style-name="ce8">
            <text:p>2</text:p>
          </table:table-cell>
          <table:table-cell office:value-type="string" table:style-name="ce7">
            <text:p>G2_G</text:p>
          </table:table-cell>
          <table:table-cell office:value-type="string" table:style-name="ce7">
            <text:p>O respondente realizou serviços referentes a transporte público ou outros serviços urbanos, como limpeza e conservação de vias, iluminação sem precisar se deslocar até um posto de atendimento para finalizá-l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"Realizou serviço na Internet sem precisar ir até um posto"</text:p>
            <text:p>2 = "Realizou parte do serviço na Internet, mas precisou ir a um posto para finalizar"<text:s/></text:p>
            <text:p>3 = "Apenas procurou informações na Internet"</text:p>
            <text:p>97 = "Não Sabe" ;<text:s/></text:p>
            <text:p>98 = "Não respondeu"<text:s/>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A</text:p>
          </table:table-cell>
          <table:table-cell office:value-type="string" table:style-name="ce7">
            <text:p>O respondente não procurou informações ou realizou serviços públicos pela Internet, pois os serviços que precisou não estão disponíveis na Intern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B</text:p>
          </table:table-cell>
          <table:table-cell office:value-type="string" table:style-name="ce7">
            <text:p>O respondente não procurou informações ou realizou serviços públicos pela Internet, pois os serviços que precisou são difíceis de encontr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C</text:p>
          </table:table-cell>
          <table:table-cell office:value-type="string" table:style-name="ce7">
            <text:p>O respondente não procurou informações ou realizou serviços públicos pela Internet, pois prefere fazer o contato pessoalment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D</text:p>
          </table:table-cell>
          <table:table-cell office:value-type="string" table:style-name="ce7">
            <text:p>O respondente não procurou informações ou realizou serviços públicos pela Internet, pois dificilmente recebe retorno às solicitaçõe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E</text:p>
          </table:table-cell>
          <table:table-cell office:value-type="string" table:style-name="ce7">
            <text:p>O respondente não procurou informações ou realizou serviços públicos pela Internet, pois tem preocupação com a proteção e a segurança dos dad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F</text:p>
          </table:table-cell>
          <table:table-cell office:value-type="string" table:style-name="ce7">
            <text:p>O respondente não procurou informações ou realizou serviços públicos pela Internet, pois usar a Internet para contato com o governo é complicad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G</text:p>
          </table:table-cell>
          <table:table-cell office:value-type="string" table:style-name="ce7">
            <text:p>O respondente não procurou informações ou realizou serviços públicos pela Internet, pois os serviços que precisa estão disponíveis na Internet, mas não é possível completar a transaç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3_H</text:p>
          </table:table-cell>
          <table:table-cell office:value-type="string" table:style-name="ce7">
            <text:p>O respondente não procurou informações ou realizou serviços públicos pela Internet, por falta de necessidade de buscar informações ou realizar serviços público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G3_OUTRO</text:p>
          </table:table-cell>
          <table:table-cell office:value-type="string" table:style-name="ce7">
            <text:p>O respondente não procurou informações ou realizou serviços públicos pela Internet por outro motiv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4_A</text:p>
          </table:table-cell>
          <table:table-cell office:value-type="string" table:style-name="ce7">
            <text:p>Nos últimos 12 meses, o respondente entrou em contato com governo ou instituições públicas por e-mail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4_B</text:p>
          </table:table-cell>
          <table:table-cell office:value-type="string" table:style-name="ce7">
            <text:p>Nos últimos 12 meses, o respondente entrou em contato com governo ou instituições públicas pelo site, como por formulário eletrônico, bate-papo ou cha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4_C</text:p>
          </table:table-cell>
          <table:table-cell office:value-type="string" table:style-name="ce7">
            <text:p>Nos últimos 12 meses, o respondente entrou em contato com governo ou instituições públicas pelos perfis oficiais em redes sociais, como Facebook ou Twitte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4_D</text:p>
          </table:table-cell>
          <table:table-cell office:value-type="string" table:style-name="ce7">
            <text:p>Nos últimos 12 meses, o respondente escreveu sugestões ou opiniões em fóruns ou consultas públicas de sites de govern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G4_E</text:p>
          </table:table-cell>
          <table:table-cell office:value-type="string" table:style-name="ce7">
            <text:p>Nos últimos 12 meses, o respondente participou de votações ou enquetes em sites de govern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20">
            <text:p>Uso de Internet - Módulo de Cobertura</text:p>
          </table:table-cell>
          <table:covered-table-cell table:number-columns-repeated="4"/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1_COB_A</text:p>
          </table:table-cell>
          <table:table-cell office:value-type="string" table:style-name="ce7">
            <text:p>O Sr. já enviou ou recebeu e-mails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1_COB_B</text:p>
          </table:table-cell>
          <table:table-cell office:value-type="string" table:style-name="ce7">
            <text:p>O Sr. Já mandou mensagens por WhatsApp ou Telegram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1_COB_C1</text:p>
          </table:table-cell>
          <table:table-cell office:value-type="string" table:style-name="ce7">
            <text:p>O Sr. Já usou redes sociais como Facebook ou TikT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1_COB_D</text:p>
          </table:table-cell>
          <table:table-cell office:value-type="string" table:style-name="ce7">
            <text:p>O Sr. Já buscou informações no Google ou Bing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string" table:style-name="ce7">
            <text:p>C3_COB</text:p>
          </table:table-cell>
          <table:table-cell office:value-type="string" table:style-name="ce7">
            <text:p>Quando o Sr. fez essas atividaes pela última vez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Há menos de 3 meses</text:p>
            <text:p>2 = Entre 3 meses a 12 meses</text:p>
            <text:p>3 = Mais de 12 meses atrás</text:p>
            <text:p>97 = Não sabe</text:p>
            <text:p>98 = Não respondeu</text:p>
          </table:table-cell>
          <table:table-cell table:number-columns-repeated="16379" table:style-name="ce10"/>
        </table:table-row>
        <table:table-row table:style-name="ro8">
          <table:table-cell office:value-type="float" office:value="2" table:style-name="ce8">
            <text:p>2</text:p>
          </table:table-cell>
          <table:table-cell office:value-type="string" table:style-name="ce7">
            <text:p>C4_COB</text:p>
          </table:table-cell>
          <table:table-cell office:value-type="string" table:style-name="ce7">
            <text:p>Em média, com que frequência o(a) senhor(a) fez essa(s) atividade(s) nos últimos 3 meses?<text:s/>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1 = Todos os dias ou quase todos os dias</text:p>
            <text:p>2 = Pelo menos uma vez por semana</text:p>
            <text:p>3 = Pelo menos uma vez por mês<text:s/></text:p>
            <text:p>4 = Menos do que uma vez por mês</text:p>
            <text:p>97 = Não sabe</text:p>
            <text:p>98 = Não respondeu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A</text:p>
          </table:table-cell>
          <table:table-cell office:value-type="string" table:style-name="ce7">
            <text:p>Nos últimos 3 meses o Sr. fez essas atividades no computador de mes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B</text:p>
          </table:table-cell>
          <table:table-cell office:value-type="string" table:style-name="ce7">
            <text:p>Nos últimos 3 meses o Sr. fez essas atividades no notebook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C</text:p>
          </table:table-cell>
          <table:table-cell office:value-type="string" table:style-name="ce7">
            <text:p>Nos últimos 3 meses o Sr. fez essas atividades no tablet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D</text:p>
          </table:table-cell>
          <table:table-cell office:value-type="string" table:style-name="ce7">
            <text:p>Nos últimos 3 meses o Sr. fez essas atividades no telefone celul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E</text:p>
          </table:table-cell>
          <table:table-cell office:value-type="string" table:style-name="ce7">
            <text:p>Nos últimos 3 meses o Sr. fez essas atividades no videogame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6">
          <table:table-cell office:value-type="float" office:value="2" table:style-name="ce8">
            <text:p>2</text:p>
          </table:table-cell>
          <table:table-cell office:value-type="string" table:style-name="ce7">
            <text:p>C5_COB_F</text:p>
          </table:table-cell>
          <table:table-cell office:value-type="string" table:style-name="ce7">
            <text:p>Nos últimos 3 meses o Sr. fez essas atividades na televisã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0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7">
            <text:p>C5_COB_G</text:p>
          </table:table-cell>
          <table:table-cell office:value-type="string" table:style-name="ce7">
            <text:p>Nos últimos 3 meses o Sr. fez essas atividades em outro apare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A</text:p>
          </table:table-cell>
          <table:table-cell office:value-type="string" table:style-name="ce7">
            <text:p>Pensando nos últimos 3 meses, o respondente fez essas atividades em cas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B</text:p>
          </table:table-cell>
          <table:table-cell office:value-type="string" table:style-name="ce7">
            <text:p>Pensando nos últimos 3 meses, o respondente fez essas atividades no trabalh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C</text:p>
          </table:table-cell>
          <table:table-cell office:value-type="string" table:style-name="ce7">
            <text:p>Pensando nos últimos 3 meses, o respondente fez essas atividades na escola ou estabelecimento de ensin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D</text:p>
          </table:table-cell>
          <table:table-cell office:value-type="string" table:style-name="ce7">
            <text:p>Pensando nos últimos 3 meses, o respondente fez essas atividades na casa de outra pessoa, como por exemplo amigo, vizinho ou famili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E</text:p>
          </table:table-cell>
          <table:table-cell office:value-type="string" table:style-name="ce7">
            <text:p>Pensando nos últimos 3 meses, o respondente fez essas atividades no centro público de acesso gratuito, como por exemplo telecentro, biblioteca ou entidade comunitária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F</text:p>
          </table:table-cell>
          <table:table-cell office:value-type="string" table:style-name="ce7">
            <text:p>Pensando nos últimos 3 meses, o respondente fez essas atividades no centro público de acesso pago, como por exemplo lanhouse, Cyber Café ou Internet café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G</text:p>
          </table:table-cell>
          <table:table-cell office:value-type="string" table:style-name="ce7">
            <text:p>Pensando nos últimos 3 meses, o respondente fez essas atividades enquanto se desloca, como por exemplo na rua, no ônibus, no metrô ou no carro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3">
          <table:table-cell office:value-type="float" office:value="2" table:style-name="ce8">
            <text:p>2</text:p>
          </table:table-cell>
          <table:table-cell office:value-type="string" table:style-name="ce7">
            <text:p>C6_COB_OUTRO</text:p>
          </table:table-cell>
          <table:table-cell office:value-type="string" table:style-name="ce7">
            <text:p>Pensando nos últimos 3 meses, o respondente fez essas atividades em outro lugar?</text:p>
          </table:table-cell>
          <table:table-cell office:value-type="string" table:style-name="ce7">
            <text:p>Numérico</text:p>
          </table:table-cell>
          <table:table-cell office:value-type="string" table:style-name="ce7">
            <text:p>0 = "Não"</text:p>
            <text:p>1 = "Sim"</text:p>
            <text:p>99 = "Não se aplica"</text:p>
          </table:table-cell>
          <table:table-cell table:number-columns-repeated="16379" table:style-name="ce10"/>
        </table:table-row>
        <table:table-row table:style-name="ro15">
          <table:table-cell office:value-type="string" table:number-columns-spanned="5" table:number-rows-spanned="1" table:style-name="ce22">
            <text:p>Variáveis Agregadas</text:p>
          </table:table-cell>
          <table:covered-table-cell table:number-columns-repeated="4"/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C5_AGREG</text:p>
          </table:table-cell>
          <table:table-cell office:value-type="string" table:style-name="ce16">
            <text:p>Total de usuários de Internet por computador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Total - Computador"</text:p>
          </table:table-cell>
          <table:table-cell table:number-columns-repeated="16379" table:style-name="ce14"/>
        </table:table-row>
        <table:table-row table:style-name="ro13">
          <table:table-cell office:value-type="float" office:value="1" table:style-name="ce15">
            <text:p>1</text:p>
          </table:table-cell>
          <table:table-cell office:value-type="string" table:style-name="ce16">
            <text:p>C5_DISPOSITIVOS</text:p>
          </table:table-cell>
          <table:table-cell office:value-type="string" table:style-name="ce16">
            <text:p>Dispositivo utilizado pelos usuários de Internet de forma exlcusiva ou simultânea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Apenas computador"</text:p>
            <text:p>2 = "Apenas telefone celular"</text:p>
            <text:p>3 = "Ambos"</text:p>
          </table:table-cell>
          <table:table-cell table:number-columns-repeated="16379" table:style-name="ce14"/>
        </table:table-row>
        <table:table-row table:style-name="ro5">
          <table:table-cell office:value-type="float" office:value="1" table:style-name="ce15">
            <text:p>1</text:p>
          </table:table-cell>
          <table:table-cell office:value-type="string" table:style-name="ce16">
            <text:p>G1_AGREG</text:p>
          </table:table-cell>
          <table:table-cell office:value-type="string" table:style-name="ce16">
            <text:p>Indivíduos que utilizaram governo eletrônico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0 = "Não"</text:p>
            <text:p>1 = "Sim"</text:p>
          </table:table-cell>
          <table:table-cell table:number-columns-repeated="16379" table:style-name="ce14"/>
        </table:table-row>
        <table:table-row table:style-name="ro13">
          <table:table-cell office:value-type="float" office:value="1" table:style-name="ce15">
            <text:p>1</text:p>
          </table:table-cell>
          <table:table-cell office:value-type="string" table:style-name="ce16">
            <text:p>C8_NAO</text:p>
          </table:table-cell>
          <table:table-cell office:value-type="string" table:style-name="ce16">
            <text:p>Não utilizaram a Internet para realizar atividades de interação com autoridades públicas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Não utilizou a Internet para realizar atividades de interação com autoridades públicas"</text:p>
          </table:table-cell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I1_NENHUM</text:p>
          </table:table-cell>
          <table:table-cell office:value-type="string" table:style-name="ce16">
            <text:p>Indicador I1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Nenhuma dessas atividades"</text:p>
          </table:table-cell>
          <table:table-cell table:number-columns-repeated="16379" table:style-name="ce14"/>
        </table:table-row>
        <table:table-row table:style-name="ro8">
          <table:table-cell office:value-type="float" office:value="2" table:style-name="ce15">
            <text:p>2</text:p>
          </table:table-cell>
          <table:table-cell office:value-type="string" table:style-name="ce16">
            <text:p>J5_FAIXAS</text:p>
          </table:table-cell>
          <table:table-cell office:value-type="string" table:style-name="ce16">
            <text:p>Faixas de quantidade de linhas de telefone celular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0 = "0"</text:p>
            <text:p>1 = "1"</text:p>
            <text:p>2 = "2"</text:p>
            <text:p>3 = "3 ou mais"</text:p>
            <text:p>97 = "Não sabe"</text:p>
            <text:p>98 <text:s/>= "Não respondeu"</text:p>
          </table:table-cell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J2_NENHUM</text:p>
          </table:table-cell>
          <table:table-cell office:value-type="string" table:style-name="ce16">
            <text:p>Indicador J4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Nenhuma dessas atividades"</text:p>
          </table:table-cell>
          <table:table-cell table:number-columns-repeated="16379" table:style-name="ce14"/>
        </table:table-row>
        <table:table-row table:style-name="ro5">
          <table:table-cell office:value-type="float" office:value="1" table:style-name="ce15">
            <text:p>1</text:p>
          </table:table-cell>
          <table:table-cell office:value-type="string" table:style-name="ce16">
            <text:p>C1_COB_AGREG</text:p>
          </table:table-cell>
          <table:table-cell office:value-type="string" table:style-name="ce16">
            <text:p>Não usuários de Internet que declararam ter utilizado alguma aplicação de Internet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0 = "Não"</text:p>
            <text:p>1 = "Sim"</text:p>
          </table:table-cell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C5_COB_AGREG</text:p>
          </table:table-cell>
          <table:table-cell office:value-type="string" table:style-name="ce16">
            <text:p>Não usuários de Internet que utilizaram alguma aplicação selecionada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Total - Computador"</text:p>
          </table:table-cell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C5_COB_NENHUM</text:p>
          </table:table-cell>
          <table:table-cell office:value-type="string" table:style-name="ce16">
            <text:p>Indicador L5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Nenhum desses dispositivos"</text:p>
          </table:table-cell>
          <table:table-cell table:number-columns-repeated="16379" table:style-name="ce14"/>
        </table:table-row>
        <table:table-row table:style-name="ro4">
          <table:table-cell office:value-type="float" office:value="2" table:style-name="ce15">
            <text:p>2</text:p>
          </table:table-cell>
          <table:table-cell office:value-type="string" table:style-name="ce16">
            <text:p>C3J3</text:p>
          </table:table-cell>
          <table:table-cell office:value-type="string" table:style-name="ce16">
            <text:p>Indicador ampliado de usuários de Internet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0 = "Não"</text:p>
            <text:p>1 = "Sim"</text:p>
            <text:p>97="Não sabe"</text:p>
            <text:p>98 = "Não respondeu"</text:p>
            <text:p>99 = "Não se aplica"</text:p>
          </table:table-cell>
          <table:table-cell table:number-columns-repeated="16379" table:style-name="ce14"/>
        </table:table-row>
        <table:table-row table:style-name="ro6">
          <table:table-cell office:value-type="float" office:value="2" table:style-name="ce15">
            <text:p>2</text:p>
          </table:table-cell>
          <table:table-cell office:value-type="string" table:style-name="ce16">
            <text:p>J3_AGREG</text:p>
          </table:table-cell>
          <table:table-cell office:value-type="string" table:style-name="ce16">
            <text:p>Indivíduos que usaram a Internet no telefone celular (inclui os usuários de aplicações que necessitam de conexão à Internet)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14"/>
        </table:table-row>
        <table:table-row table:style-name="ro6">
          <table:table-cell office:value-type="float" office:value="1" table:style-name="ce15">
            <text:p>1</text:p>
          </table:table-cell>
          <table:table-cell office:value-type="string" table:style-name="ce16">
            <text:p>J3AB</text:p>
          </table:table-cell>
          <table:table-cell office:value-type="string" table:style-name="ce16">
            <text:p>Tipo de conexão utilizada de forma exclusiva ou simultânea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Apenas 3G ou 4G"</text:p>
            <text:p>2 = "Apenas WiFi"</text:p>
            <text:p>3 = "Ambos"</text:p>
            <text:p>4 = "Indeterminado¹"</text:p>
          </table:table-cell>
          <table:table-cell table:number-columns-repeated="16379" table:style-name="ce14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G3_NENHUM</text:p>
          </table:table-cell>
          <table:table-cell office:value-type="string" table:style-name="ce16">
            <text:p>Indicador G4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Nenhum desses motivos"</text:p>
          </table:table-cell>
          <table:table-cell table:number-columns-repeated="16379"/>
        </table:table-row>
        <table:table-row table:style-name="ro15">
          <table:table-cell office:value-type="float" office:value="1" table:style-name="ce15">
            <text:p>1</text:p>
          </table:table-cell>
          <table:table-cell office:value-type="string" table:style-name="ce16">
            <text:p>C6_COB_NENHUM</text:p>
          </table:table-cell>
          <table:table-cell office:value-type="string" table:style-name="ce16">
            <text:p>Indicador L6</text:p>
          </table:table-cell>
          <table:table-cell office:value-type="string" table:style-name="ce16">
            <text:p>Numérico</text:p>
          </table:table-cell>
          <table:table-cell office:value-type="string" table:style-name="ce16">
            <text:p>1 = "Em nenhum desses lugares"</text:p>
          </table:table-cell>
          <table:table-cell table:number-columns-repeated="16379" table:style-name="ce14"/>
        </table:table-row>
        <table:table-row table:number-rows-repeated="1048318" table:style-name="ro15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Indivídu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_50_0_37__32_-_32_Accent1" style:display-name="20% - Accent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2" style:display-name="20% - Ênfase1 2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1_32_3" style:display-name="20% - Ênfase1 3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2" style:display-name="20% - Ênfase2 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_32_3" style:display-name="20% - Ênfase2 3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2" style:display-name="20% - Ênfase3 2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_32_3" style:display-name="20% - Ênfase3 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2" style:display-name="20% - Ênfase4 2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_32_3" style:display-name="20% - Ênfase4 3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2" style:display-name="20% - Ênfase5 2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_32_3" style:display-name="20% - Ênfase5 3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2" style:display-name="20% - Ênfase6 2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_32_3" style:display-name="20% - Ênfase6 3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2" style:display-name="40% - Ênfase1 2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_32_3" style:display-name="40% - Ênfase1 3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2" style:display-name="40% - Ênfase2 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_32_3" style:display-name="40% - Ênfase2 3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2" style:display-name="40% - Ênfase3 2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_32_3" style:display-name="40% - Ênfase3 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2" style:display-name="40% - Ênfase4 2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_32_3" style:display-name="40% - Ênfase4 3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2" style:display-name="40% - Ênfase5 2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_32_3" style:display-name="40% - Ênfase5 3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2" style:display-name="40% - Ênfase6 2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_32_3" style:display-name="40% - Ênfase6 3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2_32_3" style:display-name="Normal 2 3" style:family="table-cell" style:data-style-name="N0"/>
    <style:style style:name="Normal_32_2_32_4" style:display-name="Normal 2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Nota_32_2_32_2" style:display-name="Nota 2 2" style:family="table-cell" style:data-style-name="N0">
      <style:table-cell-properties fo:border="thin solid #B2B2B2" fo:background-color="#FFFFCC"/>
    </style:style>
    <style:style style:name="Nota_32_2_32_3" style:display-name="Nota 2 3" style:family="table-cell" style:data-style-name="N0">
      <style:table-cell-properties fo:border="thin solid #B2B2B2" fo:background-color="#FFFFCC"/>
    </style:style>
    <style:style style:name="Nota_32_2_32_4" style:display-name="Nota 2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0146429561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2" style:display-name="style140146429561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01464295612_32_3" style:display-name="style140146429561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2" style:display-name="style141209930404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42_32_3" style:display-name="style141209930404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2" style:display-name="style1412099304086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_32_3" style:display-name="style1412099304086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2" style:display-name="style141209930438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_32_3" style:display-name="style1412099304388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2" style:display-name="style1412099304548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_32_3" style:display-name="style1412099304548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2" style:display-name="style141209930459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_32_3" style:display-name="style141209930459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2" style:display-name="style141209930476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_32_3" style:display-name="style1412099304762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2" style:display-name="style1412099304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_32_3" style:display-name="style14120993048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2" style:display-name="style14120993057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_32_3" style:display-name="style141209930575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2" style:display-name="style14120993058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_32_3" style:display-name="style14120993058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2" style:display-name="style141209932415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_32_3" style:display-name="style141209932415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2" style:display-name="style141209932422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_32_3" style:display-name="style141209932422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2" style:display-name="style141209932426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_32_3" style:display-name="style141209932426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2" style:display-name="style1412099324305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_32_3" style:display-name="style1412099324305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2" style:display-name="style141209932434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_32_3" style:display-name="style141209932434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2" style:display-name="style141209932440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_32_3" style:display-name="style141209932440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2" style:display-name="style1412099324487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_32_3" style:display-name="style1412099324487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2" style:display-name="style1412099324584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_32_3" style:display-name="style1412099324584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2" style:display-name="style1412099326269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_32_3" style:display-name="style1412099326269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2" style:display-name="style141209932636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_32_3" style:display-name="style1412099326363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2" style:display-name="style141209932642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_32_3" style:display-name="style141209932642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2" style:display-name="style1412099326461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_32_3" style:display-name="style1412099326461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2" style:display-name="style1412099327130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_32_3" style:display-name="style1412099327130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Cetic.br</meta:initial-creator>
    <dc:creator>Fabio Storino</dc:creator>
    <meta:creation-date>2013-10-08T19:05:20Z</meta:creation-date>
    <dc:date>2022-06-20T21:38:22Z</dc:date>
    <meta:print-date>2014-01-18T15:59:50Z</meta:print-date>
  </office:meta>
</office:document-meta>
</file>